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0.001cm" table:align="right"/>
    </style:style>
    <style:style style:name="Tabella2.A" style:family="table-column">
      <style:table-column-properties style:column-width="4.424cm"/>
    </style:style>
    <style:style style:name="Tabella2.B" style:family="table-column">
      <style:table-column-properties style:column-width="5.193cm"/>
    </style:style>
    <style:style style:name="Tabella2.C" style:family="table-column">
      <style:table-column-properties style:column-width="10.384cm"/>
    </style:style>
    <style:style style:name="Tabella2.A1" style:family="table-cell">
      <style:table-cell-properties fo:background-color="#e6e6e6" fo:padding="0.097cm" fo:border="0.05pt solid #000000">
        <style:background-image/>
      </style:table-cell-properties>
    </style:style>
    <style:style style:name="Tabella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2.C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5" style:family="table-row">
      <style:table-row-properties style:min-row-height="1.97cm"/>
    </style:style>
    <style:style style:name="Tabella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754d4f" style:font-size-asian="10pt" style:font-weight-asian="normal" style:font-size-complex="10pt" style:font-weight-complex="normal"/>
    </style:style>
    <style:style style:name="P1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style:use-window-font-color="true" style:font-name="Ubuntu Light" fo:font-size="11pt" fo:font-style="normal" style:text-underline-style="none" fo:font-weight="bold" officeooo:rsid="00793f3e" officeooo:paragraph-rsid="00793f3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1" fo:font-size="15pt" fo:font-style="normal" style:text-underline-style="none" fo:font-weight="bold" officeooo:paragraph-rsid="004a8561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Fram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6.5pt" style:font-size-asian="16.5pt" style:font-size-complex="16.5pt"/>
    </style:style>
    <style:style style:name="T3" style:family="text">
      <style:text-properties style:font-name="Ubuntu Light1" fo:font-size="16.5pt" style:font-size-asian="16.5pt" style:font-size-complex="16.5pt"/>
    </style:style>
    <style:style style:name="T4" style:family="text">
      <style:text-properties style:font-name="Ubuntu Light1" fo:font-size="16.5pt" officeooo:rsid="007b372c" style:font-size-asian="16.5pt" style:font-size-complex="16.5pt"/>
    </style:style>
    <style:style style:name="T5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6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7" style:family="text">
      <style:text-properties fo:color="#ff3333" style:font-name="Ubuntu Light" fo:font-size="16.5pt" officeooo:rsid="007b372c" style:font-size-asian="16.5pt" style:font-size-complex="16.5pt"/>
    </style:style>
    <style:style style:name="T8" style:family="text">
      <style:text-properties fo:color="#ff3333" fo:font-size="16.5pt" officeooo:rsid="007b372c" style:font-size-asian="16.5pt" style:font-size-complex="16.5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table:number-columns-spanned="3" office:value-type="string">
            <text:p text:style-name="P19">RAPPORTO DI NON CONFORMITA' <text:span text:style-name="T8"><text:placeholder text:placeholder-type="text">&lt;'INTERNO' if o.mode == 'internal' else 'FORNITORE'&gt;</text:placeholder></text:span></text:p>
          </table:table-cell>
          <table:covered-table-cell/>
          <table:covered-table-cell/>
        </table:table-row>
        <table:table-row>
          <table:table-cell table:style-name="Tabella2.A2" office:value-type="string">
            <text:p text:style-name="P17">N°</text:p>
          </table:table-cell>
          <table:table-cell table:style-name="Tabella2.A2" office:value-type="string">
            <text:p text:style-name="P18">Data</text:p>
          </table:table-cell>
          <table:table-cell table:style-name="Tabella2.C2" office:value-type="string">
            <text:p text:style-name="Table_20_Contents"/>
          </table:table-cell>
        </table:table-row>
        <table:table-row>
          <table:table-cell table:style-name="Tabella2.A3" office:value-type="string">
            <text:p text:style-name="P7"><text:placeholder text:placeholder-type="text">&lt;o.ref&gt;</text:placeholder></text:p>
          </table:table-cell>
          <table:table-cell table:style-name="Tabella2.B3" office:value-type="string">
            <text:p text:style-name="P8"><text:placeholder text:placeholder-type="text">&lt;formatLang(o.insert_date, date=True)&gt;</text:placeholder></text:p>
          </table:table-cell>
          <table:table-cell table:style-name="Tabella2.C3" office:value-type="string">
            <text:p text:style-name="Table_20_Contents"/>
          </table:table-cell>
        </table:table-row>
        <table:table-row>
          <table:table-cell table:style-name="Tabella2.C2" table:number-columns-spanned="3" office:value-type="string">
            <text:p text:style-name="P17">DESCRIZIONE DELLA NON CONFOMITA'</text:p>
          </table:table-cell>
          <table:covered-table-cell/>
          <table:covered-table-cell/>
        </table:table-row>
        <table:table-row table:style-name="Tabella2.5">
          <table:table-cell table:style-name="Tabella2.A5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ella2.C2" table:number-columns-spanned="3" office:value-type="string">
            <text:p text:style-name="P11">TRATTAMENTO DELLA NON CONFORMITA'</text:p>
          </table:table-cell>
          <table:covered-table-cell/>
          <table:covered-table-cell/>
        </table:table-row>
        <table:table-row>
          <table:table-cell table:style-name="Tabella2.A7" table:number-columns-spanned="3" office:value-type="string">
            <text:p text:style-name="P16"/>
          </table:table-cell>
          <table:covered-table-cell/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style:font-name="Ubuntu Light1" fo:font-size="16.5pt" officeooo:rsid="007b372c" style:font-size-asian="16.5pt" style:font-size-complex="16.5pt"/>
    </style:style>
    <style:style style:name="MT5" style:family="text">
      <style:text-properties fo:color="#ff3333" style:font-name="Ubuntu Light" fo:font-size="16.5pt" officeooo:rsid="007b372c" style:font-size-asian="16.5pt" style:font-size-complex="16.5pt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fo:font-size="15pt" fo:font-weight="normal" style:font-size-asian="15pt" style:font-weight-asian="normal" style:font-size-complex="15pt" style:font-weight-complex="normal"/>
    </style:style>
    <style:style style:name="MT8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9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</text:span><text:span text:style-name="MT4">C </text:span><text:span text:style-name="MT5"><text:placeholder text:placeholder-type="text">&lt;'INTERNO' if o.mode == 'internal' else 'FORNITORE'&gt;</text:placeholder></text:span></text:p>
        <text:p text:style-name="MP5"><text:s text:c="6"/><text:span text:style-name="MT6"><text:s/></text:span><text:span text:style-name="MT7"><text:s text:c="4"/></text:span><text:span text:style-name="MT8">(Ver. 1.0 del 0</text:span><text:span text:style-name="MT9">4</text:span><text:span text:style-name="MT8">/</text:span><text:span text:style-name="MT9">10</text:span><text:span text:style-name="MT8">/201</text:span><text:span text:style-name="MT9">5</text:span><text:span text:style-name="MT8">)</text:span></text:p>
        <text:p text:style-name="MP6"/>
      </style:header>
      <style:footer>
        <text:p text:style-name="MP7">Ufficio Qualità</text:p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1T18:05:45.483695467</dc:date>
    <meta:editing-duration>P1DT18H30M57S</meta:editing-duration>
    <meta:editing-cycles>477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12" meta:word-count="42" meta:character-count="346" meta:non-whitespace-character-count="284"/>
    <meta:user-defined meta:name="Info 1"/>
    <meta:user-defined meta:name="Info 2"/>
    <meta:user-defined meta:name="Info 3"/>
    <meta:user-defined meta:name="Info 4"/>
  </office:meta>
</office:document-meta>
</file>